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size="12pt" style:font-size-asian="12pt" style:font-size-complex="12pt"/>
    </style:style>
    <style:style style:name="P2" style:family="paragraph" style:parent-style-name="Standard">
      <style:paragraph-properties fo:line-height="200%" fo:text-align="start" style:justify-single-word="false"/>
      <style:text-properties style:font-name="Liberation Serif" fo:font-size="12pt" fo:font-weight="normal" style:font-size-asian="12pt" style:font-weight-asian="normal" style:font-size-complex="12pt" style:font-weight-complex="normal"/>
    </style:style>
    <style:style style:name="P3" style:family="paragraph" style:parent-style-name="Standard">
      <style:paragraph-properties fo:line-height="200%" fo:text-align="end" style:justify-single-word="false"/>
      <style:text-properties style:font-name="Liberation Serif" fo:font-size="12pt" fo:font-weight="normal" style:font-size-asian="12pt" style:font-weight-asian="normal" style:font-size-complex="12pt" style:font-weight-complex="normal"/>
    </style:style>
    <style:style style:name="P4" style:family="paragraph" style:parent-style-name="Standard">
      <style:paragraph-properties fo:line-height="200%" fo:text-align="center" style:justify-single-word="false"/>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style:font-name="Liberation Serif"/>
    </style:style>
    <style:style style:name="T2" style:family="text">
      <style:text-properties style:font-name="Liberation Serif" fo:font-weight="bold" style:font-weight-asian="bold" style:font-weight-complex="bold"/>
    </style:style>
    <style:style style:name="T3" style:family="text">
      <style:text-properties style:font-name="Liberation Serif"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acques Uber</text:p>
      <text:p text:style-name="P3">1/24/2013</text:p>
      <text:p text:style-name="P3">CS391</text:p>
      <text:p text:style-name="P3">CS Ethics</text:p>
      <text:p text:style-name="P3">Security</text:p>
      <text:p text:style-name="P3"/>
      <text:p text:style-name="P4">Evaluating the morality of Enforcing the DMCA</text:p>
      <text:p text:style-name="P4"/>
      <text:p text:style-name="P2">At OSU it is against the network AUP (acceptable use policy) to partake in file sharing that would be considered illegal under the DMCA [1]. While OSU does not enforce this directly, we do respond and act upon DMCA complaints sent to use by copyright holders. A copyright holder will send OSU information about the DMCA violation that includes: the time when the violation happened, the IP of the infringing user, and the port that the infringement happened on. It is the responsibility of the network operators of OSU to trace the infringement information back to a specific user and punish the user accordingly. The process of tracking down a user involves crawling through log files and databases and is completely automated by a script. Unfortunately, the script that decides which user is guilty of the infringement can make mistakes. For example, a lot of DMAC violations happen on campus wireless which is behind PAT (Port Address Translation) [2]. From outside OSU, PAT causes many users' traffic to appear to be coming from the same host (usually something like 8-92.ptpg.oregonstate.edu which has the ip 128.193.8.92). If two users happen to have the same internal IP in a short period of time, one user is file sharing, and the time the copyright holder is slightly off, OSU's network operators can accuse the wrong user of file sharing. This race condition rarely happens, but it has occurred in the past. Is it moral to use the possibly buggy user look up script if it makes mistakes like this?</text:p>
      <text:p text:style-name="P2"><text:soft-page-break/></text:p>
      <text:p text:style-name="P2">If we use Kant to analyze the script, we have to consider both categorical imperatives. The script isn't exploiting or using anyone, so in that regard it is ethical. To universalize the use of a script like this, you must consider that there are some technical problems that cannot be easily solved and the race condition in the script is one of those problems. The developers of the script have done as much as possible to ensure accuracy with the data provided by the copyright holder. In reality, software in the real world has bugs and some of those bugs are known and very hard to fix. Since the use of possibly buggy software is already practiced universally, Kant would rule the use of the user identification script as moral.</text:p>
      <text:p text:style-name="P2"/>
      <text:p text:style-name="P2">Using Rule Utilitarianism and the rule “You can use possibly buggy software if there are no alternatives and you've made an honest effort to purge all known bugs”, is OSU's use of the buggy script ethical? In this case, the penalty for the script returning incorrect results is the user might have to take a 'copyright quiz', and if it's the user's second or third infringement they could loose their Internet access temporarily. The happiness level of the user falsely accused user would definitely be lowered. The happiness level of the copyright holder would in theory be raised, but in reality OSU doesn't tell the copyright holder that a user has been punished for copyright infringement, so their happiness level would remain neutral. Under Rule Utilitarianism, the use of the buggy script is not moral.</text:p>
      <text:p text:style-name="P2"/>
      <text:p text:style-name="P2">I personally think that the use of the possibly buggy script is moral, but I am bias because I helped write it. The authors of the script put a lot of effort into preventing the edge case from happening.</text:p>
      <text:p text:style-name="P2"/>
      <text:p text:style-name="P1"><text:span text:style-name="T3">[1] </text:span><text:a xlink:type="simple" xlink:href="http://oregonstate.edu/helpdocs/accounts/onid-osu-network-id/getting-started/acceptable-use-policy"><text:span text:style-name="T3">http://oregonstate.edu/helpdocs/accounts/onid-osu-network-id/getting-started/acceptable-use-policy</text:span></text:a></text:p>
      <text:p text:style-name="P2">[2] http://searchnetworking.techtarget.com/definition/Port-Address-Translation-PAT</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Lohit Devanagari"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7T18:09:20</meta:creation-date>
    <dc:date>2013-03-04T21:32:34</dc:date>
    <meta:editing-duration>PT19M30S</meta:editing-duration>
    <meta:editing-cycles>9</meta:editing-cycles>
    <meta:generator>LibreOffice/3.5$Linux_X86_64 LibreOffice_project/350m1$Build-2</meta:generator>
    <meta:document-statistic meta:table-count="0" meta:image-count="0" meta:object-count="0" meta:page-count="3" meta:paragraph-count="12" meta:word-count="578" meta:character-count="3524" meta:non-whitespace-character-count="2958"/>
  </office:meta>
</office:document-meta>
</file>